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hina dos at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rtblee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 werner resig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hub launch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gle code moves to gith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soft code moves to gith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hubarchive launch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hub data challeng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hub data challeng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up inves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house goes on gith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bc on gith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v.uk on githu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thub data challenge 3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11:01:41.605505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5-12-04T14:53:11.131192505</meta:creation-date>
    <dc:date>2015-12-17T11:03:06.773958482</dc:date>
    <meta:editing-duration>PT7M32S</meta:editing-duration>
    <meta:editing-cycles>4</meta:editing-cycles>
    <meta:generator>LibreOffice/5.0.3.2$Linux_X86_64 LibreOffice_project/00m0$Build-2</meta:generator>
    <meta:document-statistic meta:table-count="1" meta:cell-count="18" meta:object-count="0"/>
  </office:meta>
</office:document-meta>
</file>